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 style:list-style-name="" style:master-page-name="Thesis_5f_body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style:paragraph-properties style:page-number="auto" fo:background-color="transparent">
        <style:tab-stops/>
        <style:background-image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style:paragraph-properties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style:paragraph-properties fo:text-align="justify" style:justify-single-word="false" fo:orphans="2" fo:widows="2" style:page-number="auto" fo:background-color="transparent" style:shadow="none">
        <style:background-image/>
      </style:paragraph-properties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style:background-transparency="100%" draw:fill="solid" style:shadow="none" draw:shadow-opacity="100%" style:flow-with-text="true">
        <style:background-image/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2.499cm" fo:margin-right="2.499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Thesis_5f_titlePage" style:display-name="Thesis_titlePage" style:page-layout-name="Mpm3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9:50:00.475132166</meta:creation-date>
    <meta:editing-duration>PT2M48S</meta:editing-duration>
    <meta:editing-cycles>3</meta:editing-cycles>
    <meta:generator>LibreOffice/4.2.8.2$Linux_X86_64 LibreOffice_project/420m0$Build-2</meta:generator>
    <meta:initial-creator>K </meta:initial-creator>
    <dc:date>2015-12-18T12:04:59.797125726</dc:date>
    <dc:creator>K 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